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11111" style:font-name="Open Sans" fo:font-size="9.75pt" fo:letter-spacing="normal" fo:font-style="normal" style:text-underline-style="solid" style:text-underline-width="auto" style:text-underline-color="font-color" fo:font-weight="normal"/>
    </style:style>
    <style:style style:name="P2" style:family="paragraph" style:parent-style-name="Standard">
      <style:text-properties fo:font-variant="normal" fo:text-transform="none" fo:color="#444444" style:font-name="Open Sans" fo:font-size="9.75pt" fo:letter-spacing="normal" fo:font-style="normal" style:text-underline-style="solid" style:text-underline-width="auto" style:text-underline-color="font-color" fo:font-weight="normal" loext:padding="0in" loext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444" fo:letter-spacing="normal" style:text-underline-style="solid" style:text-underline-width="auto" style:text-underline-color="font-color" loext:padding="0in" loext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444" fo:letter-spacing="normal" style:text-underline-style="solid" style:text-underline-width="auto" style:text-underline-color="font-color" officeooo:paragraph-rsid="0012ade8" loext:padding="0in" loext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444" fo:letter-spacing="normal" style:text-underline-style="solid" style:text-underline-width="auto" style:text-underline-color="font-color" officeooo:rsid="0012ade8" officeooo:paragraph-rsid="0012ade8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444" fo:letter-spacing="normal" style:text-underline-style="none"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444" fo:letter-spacing="normal" style:text-underline-style="none" loext:padding="0in" loext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444" fo:letter-spacing="normal" style:text-underline-style="none" officeooo:paragraph-rsid="0012ade8" loext:padding="0in" loext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444" fo:letter-spacing="normal" style:text-underline-style="none" officeooo:rsid="0012ade8" officeooo:paragraph-rsid="0012ade8" loext:padding="0in" loext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444" fo:letter-spacing="normal" style:text-underline-style="none" officeooo:rsid="00146ad1" officeooo:paragraph-rsid="00146ad1" loext:padding="0in" loext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11111" style:font-name="Open Sans" fo:font-size="9.75pt" fo:letter-spacing="normal" fo:font-style="normal" style:text-underline-style="solid" style:text-underline-width="auto" style:text-underline-color="font-color" fo:font-weight="normal" officeooo:rsid="0012ade8" officeooo:paragraph-rsid="0012ade8"/>
    </style:style>
    <style:style style:name="T1" style:family="text">
      <style:text-properties style:font-name="inherit" fo:font-size="9pt"/>
    </style:style>
    <style:style style:name="T2" style:family="text">
      <style:text-properties style:font-name="inherit" fo:font-size="9pt" fo:font-style="normal" fo:font-weight="normal"/>
    </style:style>
    <style:style style:name="T3" style:family="text">
      <style:text-properties style:font-name="inherit" fo:font-size="9pt" fo:font-style="normal" fo:font-weight="normal" officeooo:rsid="0012ade8"/>
    </style:style>
    <style:style style:name="T4" style:family="text">
      <style:text-properties style:font-name="inherit" fo:font-size="9pt" fo:font-style="normal" fo:font-weight="normal" officeooo:rsid="00146ad1"/>
    </style:style>
    <style:style style:name="T5" style:family="text">
      <style:text-properties style:font-name="inherit" fo:font-size="9pt" fo:font-style="normal" fo:font-weight="normal" officeooo:rsid="001497a2"/>
    </style:style>
    <style:style style:name="T6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mised contributions by each member</text:p>
      <text:p text:style-name="P2"><text:span text:style-name="T1"/></text:p>
      <text:list xml:id="list124760955" text:style-name="L1">
        <text:list-header>
          <text:p text:style-name="P3"><text:span text:style-name="T2">Zhaoqi Fan</text:span><text:span text:style-name="T3">g</text:span></text:p>
        </text:list-header>
        <text:list-item>
          <text:p text:style-name="P7"><text:span text:style-name="T3"><text:s/>Back End</text:span></text:p>
        </text:list-item>
        <text:list-item>
          <text:p text:style-name="P7"><text:span text:style-name="T3"><text:s/></text:span><text:span text:style-name="T4">Testing</text:span></text:p>
        </text:list-item>
      </text:list>
      <text:p text:style-name="P6"><text:span text:style-name="T3"/></text:p>
      <text:list xml:id="list100209503632029" text:continue-numbering="true" text:style-name="L1">
        <text:list-header>
          <text:p text:style-name="P4"><text:span text:style-name="T2">David Tran</text:span></text:p>
        </text:list-header>
        <text:list-item>
          <text:p text:style-name="P9"><text:span text:style-name="T2"><text:s/>UI Implementation</text:span></text:p>
        </text:list-item>
        <text:list-item>
          <text:p text:style-name="P9"><text:span text:style-name="T2"><text:s/>Video</text:span></text:p>
          <text:p text:style-name="P9"><text:span text:style-name="T2"/></text:p>
          <text:p text:style-name="P4"><text:span text:style-name="T2">Cheng Zhang</text:span></text:p>
        </text:list-item>
        <text:list-item>
          <text:p text:style-name="P8"><text:span text:style-name="T2"><text:s/></text:span><text:span text:style-name="T3">Google API</text:span></text:p>
          <text:p text:style-name="P8"><text:span text:style-name="T3"/></text:p>
          <text:p text:style-name="P3"><text:span text:style-name="T2">Luyi Zhao</text:span></text:p>
        </text:list-item>
        <text:list-item>
          <text:p text:style-name="P9"><text:span text:style-name="T2"><text:s/>Back End</text:span></text:p>
        </text:list-item>
        <text:list-item>
          <text:p text:style-name="P10"><text:span text:style-name="T2"><text:s/>Testing</text:span></text:p>
          <text:p text:style-name="P9"><text:span text:style-name="T2"/></text:p>
          <text:p text:style-name="P5"><text:span text:style-name="T2">Irfan Bunjaku</text:span></text:p>
        </text:list-item>
        <text:list-item>
          <text:p text:style-name="P9"><text:span text:style-name="T2"><text:s/></text:span><text:span text:style-name="T4">Project Modelling and Scheduling </text:span><text:span text:style-name="T5">of the Project</text:span></text:p>
        </text:list-item>
        <text:list-item>
          <text:p text:style-name="P10"><text:span text:style-name="T2"><text:s/>General functionality, concept and structure of the app</text:span></text:p>
        </text:list-item>
        <text:list-item>
          <text:p text:style-name="P9"><text:span text:style-name="T4"><text:s/>UI structure </text:span><text:span text:style-name="T5">and design </text:span><text:span text:style-name="T4">according to Android standards</text:span></text:p>
          <text:p text:style-name="P9"><text:span text:style-name="T4"/></text:p>
          <text:p text:style-name="P9"><text:span text:style-name="T2"/>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9:45:03.511685501</meta:creation-date>
    <dc:date>2019-10-25T10:02:07.341272855</dc:date>
    <meta:editing-duration>PT6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70" meta:character-count="340" meta:non-whitespace-character-count="297"/>
  </office:meta>
</office:document-meta>
</file>